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21581B2A8A64FAF1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e" svg:font-family="Calibre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94cm" fo:min-width="3.174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9.797cm" fo:min-width="3.338cm" fo:padding-top="0.145cm" fo:padding-bottom="0.145cm" fo:padding-left="0.27cm" fo:padding-right="0.2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94cm" fo:min-width="3.828cm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6cm" fo:min-width="3.108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5cm" fo:min-width="3.108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7cm" fo:min-width="3.108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6cm" fo:min-width="0.89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5cm" fo:min-width="0.89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7cm" fo:min-width="0.89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4.807cm" fo:min-width="0.717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794cm" fo:min-width="4.327cm"/>
      <style:paragraph-properties style:writing-mode="lr-tb"/>
    </style:style>
    <style:style style:name="gr1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0.36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2cm" fo:min-width="1.06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01cm" fo:min-width="1.16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0.2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26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0.76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1cm" fo:min-width="1.06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</style:style>
    <style:style style:name="gr3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31cm" fo:min-width="1.06cm" fo:padding-top="0.145cm" fo:padding-bottom="0.145cm" fo:padding-left="0.27cm" fo:padding-right="0.27cm"/>
    </style:style>
    <style:style style:name="gr3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2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719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971cm" fo:min-width="0.919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  <style:text-properties style:font-name="Arial1"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Arial1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Calibri1" fo:font-size="1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Calibri1"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style:font-name="Calibri1" fo:font-size="18pt" style:font-size-asian="18pt" style:font-size-complex="18pt"/>
    </style:style>
    <style:style style:name="P12" style:family="paragraph">
      <loext:graphic-properties draw:fill="none"/>
      <style:paragraph-properties fo:text-align="center" style:writing-mode="lr-tb"/>
      <style:text-properties style:font-name="Calibri1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8pt" style:font-size-asian="18pt" style:font-size-complex="18pt"/>
    </style:style>
    <style:style style:name="P14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15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style:style style:name="T3" style:family="text">
      <style:text-properties style:font-name="Calib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HASH TABL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3" xml:id="id1" draw:id="id1" draw:layer="layout" svg:width="3.674cm" svg:height="1.044cm" svg:x="4.575cm" svg:y="6.822cm">
          <text:p text:style-name="P2"><text:span text:style-name="T2">John Smith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515cm" svg:height="8.467cm" svg:x="0.164cm" svg:y="-9.878cm">
          <draw:image xlink:href="Pictures/100000000000018900000121581B2A8A64FAF18F.png" xlink:type="simple" xlink:show="embed" xlink:actuate="onLoad" loext:mime-type="image/png">
            <text:p/>
          </draw:image>
        </draw:frame>
        <draw:custom-shape draw:style-name="gr2" draw:text-style-name="P3" xml:id="id3" draw:id="id3" draw:layer="layout" svg:width="3.674cm" svg:height="1.044cm" svg:x="4.575cm" svg:y="9.4cm">
          <text:p text:style-name="P2"><text:span text:style-name="T2">Lisa Smi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674cm" svg:height="1.044cm" svg:x="4.575cm" svg:y="11.678cm">
          <text:p text:style-name="P2"><text:span text:style-name="T2">Sandra De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38cm" svg:height="10.047cm" svg:x="9.984cm" svg:y="5.4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74cm" svg:height="1.044cm" svg:x="4.575cm" svg:y="4.022cm">
          <text:p text:style-name="P2"><text:span text:style-name="T2">Key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328cm" svg:height="1.044cm" svg:x="16.042cm" svg:y="4.022cm">
          <text:p text:style-name="P2"><text:span text:style-name="T2">Bucket Arra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3.648cm" svg:height="1.256cm" svg:x="17.09cm" svg:y="5.4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48cm" svg:height="1.256cm" svg:x="17.09cm" svg:y="6.731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17.09cm" svg:y="7.987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48cm" svg:height="1.256cm" svg:x="17.09cm" svg:y="9.24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17.09cm" svg:y="11.75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48cm" svg:height="1.257cm" svg:x="17.09cm" svg:y="13.01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17.09cm" svg:y="14.2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15.658cm" svg:y="5.475cm">
            <text:p text:style-name="P4">000</text:p>
            <draw:enhanced-geometry svg:viewBox="0 0 21600 21600" draw:type="rectangle" draw:enhanced-path="M 0 0 L 21600 0 21600 21600 0 21600 0 0 Z N"/>
          </draw:custom-shape>
          <draw:custom-shape draw:style-name="gr9" draw:text-style-name="P5" xml:id="id4" draw:id="id4" draw:layer="layout" svg:width="1.432cm" svg:height="1.256cm" svg:x="15.658cm" svg:y="6.731cm">
            <text:p text:style-name="P4">001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2" draw:id="id2" draw:layer="layout" svg:width="1.432cm" svg:height="1.255cm" svg:x="15.658cm" svg:y="7.987cm">
            <text:p text:style-name="P4">002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15.658cm" svg:y="9.242cm">
            <text:p text:style-name="P4">003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15.658cm" svg:y="11.755cm">
            <text:p text:style-name="P4">013</text:p>
            <draw:enhanced-geometry svg:viewBox="0 0 21600 21600" draw:type="rectangle" draw:enhanced-path="M 0 0 L 21600 0 21600 21600 0 21600 0 0 Z N"/>
          </draw:custom-shape>
          <draw:custom-shape draw:style-name="gr11" draw:text-style-name="P5" xml:id="id6" draw:id="id6" draw:layer="layout" svg:width="1.432cm" svg:height="1.257cm" svg:x="15.658cm" svg:y="13.01cm">
            <text:p text:style-name="P4">014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15.658cm" svg:y="14.267cm">
            <text:p text:style-name="P4">015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257cm" svg:height="5.097cm" draw:transform="rotate (-1.5707963267949) translate (20.755cm 10.498cm)">
            <text:p text:style-name="P6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3" draw:text-style-name="P3" draw:layer="layout" svg:width="4.827cm" svg:height="1.044cm" svg:x="9.49cm" svg:y="4.022cm">
          <text:p text:style-name="P2"><text:span text:style-name="T2">Hash Function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8.249cm" svg:y1="7.344cm" svg:x2="15.658cm" svg:y2="8.614cm" draw:start-shape="id1" draw:start-glue-point="1" draw:end-shape="id2" draw:end-glue-point="3" svg:d="M8249 7344c5542 0 1838 1270 7409 1270" svg:viewBox="0 0 7410 1271">
          <text:p/>
        </draw:connector>
        <draw:connector draw:style-name="gr14" draw:text-style-name="P8" draw:layer="layout" draw:type="curve" svg:x1="8.249cm" svg:y1="9.922cm" svg:x2="15.658cm" svg:y2="7.359cm" draw:start-shape="id3" draw:start-glue-point="1" draw:end-shape="id4" draw:end-glue-point="3" svg:d="M8249 9922c5542 0 1838-2563 7409-2563" svg:viewBox="0 0 7410 2564">
          <text:p/>
        </draw:connector>
        <draw:connector draw:style-name="gr14" draw:text-style-name="P8" draw:layer="layout" draw:type="curve" svg:x1="8.249cm" svg:y1="12.2cm" svg:x2="15.658cm" svg:y2="13.638cm" draw:start-shape="id5" draw:start-glue-point="1" draw:end-shape="id6" svg:d="M8249 12200c5542 0 1838 1438 7409 1438" svg:viewBox="0 0 7410 1439">
          <text:p/>
        </draw:connector>
      </draw:page>
      <draw:page draw:name="page3" draw:style-name="dp1" draw:master-page-name="Default">
        <draw:custom-shape draw:style-name="gr15" draw:text-style-name="P9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13.90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8" draw:id="id8" draw:layer="layout" svg:width="1.6cm" svg:height="1.6cm" svg:x="8.802cm" svg:y="9.109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9" draw:id="id9" draw:layer="layout" svg:width="1.6cm" svg:height="1.6cm" svg:x="8.802cm" svg:y="10.709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1" draw:id="id11" draw:layer="layout" svg:width="1.6cm" svg:height="1.6cm" svg:x="8.802cm" svg:y="5.90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7" draw:id="id7" draw:layer="layout" svg:width="1.6cm" svg:height="1.6cm" svg:x="8.802cm" svg:y="7.509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4.3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5.90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7.509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cm" svg:y="9.10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10.709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2.309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3.90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6cm" svg:height="0.802cm" draw:transform="rotate (-0.00261799387799158) translate (8.805cm 15.496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5.5cm" svg:height="1.6cm" svg:x="0cm" svg:y="-2.2cm">
          <text:p text:style-name="P1"><text:span text:style-name="T1">Linear probing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curve" svg:x1="10.402cm" svg:y1="8.309cm" svg:x2="10.402cm" svg:y2="9.909cm" draw:start-shape="id7" draw:start-glue-point="1" draw:end-shape="id8" svg:d="M10402 8309c780 0 780 1600 0 1600" svg:viewBox="0 0 586 1601">
          <text:p/>
        </draw:connector>
        <draw:connector draw:style-name="gr14" draw:text-style-name="P8" draw:layer="layout" draw:type="curve" svg:x1="10.402cm" svg:y1="9.909cm" svg:x2="10.402cm" svg:y2="11.509cm" draw:start-shape="id8" draw:start-glue-point="1" draw:end-shape="id9" draw:end-glue-point="1" svg:d="M10402 9909c780 0 780 1600 0 1600" svg:viewBox="0 0 586 1601">
          <text:p/>
        </draw:connector>
        <draw:connector draw:style-name="gr14" draw:text-style-name="P8" draw:layer="layout" draw:type="curve" svg:x1="11.6cm" svg:y1="6.709cm" svg:x2="10.402cm" svg:y2="6.709cm" draw:start-shape="id10" draw:start-glue-point="3" draw:end-shape="id11" draw:end-glue-point="1" svg:d="M11600 6709h-1198" svg:viewBox="0 0 1199 1">
          <text:p/>
        </draw:connector>
        <draw:custom-shape draw:style-name="gr19" draw:text-style-name="P9" xml:id="id10" draw:id="id10" draw:layer="layout" svg:width="1.7cm" svg:height="1.3cm" svg:x="11.6cm" svg:y="6.059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8.6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10.2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0.402cm" svg:y1="6.709cm" svg:x2="10.402cm" svg:y2="8.309cm" draw:start-shape="id11" draw:start-glue-point="1" draw:end-shape="id7" draw:end-glue-point="1" svg:d="M10402 6709c780 0 780 1600 0 1600" svg:viewBox="0 0 586 1601">
          <text:p/>
        </draw:connector>
        <draw:custom-shape draw:style-name="gr20" draw:text-style-name="P9" draw:layer="layout" svg:width="0.8cm" svg:height="1cm" svg:x="11.043cm" svg:y="7.0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7" draw:id="id17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13.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3" draw:id="id13" draw:layer="layout" svg:width="1.6cm" svg:height="1.6cm" svg:x="17.502cm" svg:y="9.1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4" draw:id="id14" draw:layer="layout" svg:width="1.6cm" svg:height="1.6cm" svg:x="17.502cm" svg:y="10.7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6" draw:id="id16" draw:layer="layout" svg:width="1.6cm" svg:height="1.6cm" svg:x="17.502cm" svg:y="5.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2" draw:id="id12" draw:layer="layout" svg:width="1.6cm" svg:height="1.6cm" svg:x="17.502cm" svg:y="7.5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4.3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5.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7.5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cm" svg:y="9.1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10.7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2.3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3.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17.505cm 15.487cm)">
          <text:p text:style-name="P1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8.3cm" svg:x2="19.102cm" svg:y2="9.9cm" draw:start-shape="id12" draw:start-glue-point="1" draw:end-shape="id13" svg:d="M19102 8300c780 0 780 1600 0 1600" svg:viewBox="0 0 586 1601">
          <text:p/>
        </draw:connector>
        <draw:connector draw:style-name="gr14" draw:text-style-name="P8" draw:layer="layout" draw:type="curve" svg:x1="19.102cm" svg:y1="9.9cm" svg:x2="19.102cm" svg:y2="11.5cm" draw:start-shape="id13" draw:start-glue-point="1" draw:end-shape="id14" draw:end-glue-point="1" svg:d="M19102 9900c780 0 780 1600 0 1600" svg:viewBox="0 0 586 1601">
          <text:p/>
        </draw:connector>
        <draw:connector draw:style-name="gr14" draw:text-style-name="P8" draw:layer="layout" draw:type="curve" svg:x1="20.3cm" svg:y1="6.7cm" svg:x2="19.102cm" svg:y2="6.7cm" draw:start-shape="id15" draw:start-glue-point="3" draw:end-shape="id16" draw:end-glue-point="1" svg:d="M20300 6700h-1198" svg:viewBox="0 0 1199 1">
          <text:p/>
        </draw:connector>
        <draw:custom-shape draw:style-name="gr19" draw:text-style-name="P9" xml:id="id15" draw:id="id15" draw:layer="layout" svg:width="1.7cm" svg:height="1.3cm" svg:x="20.3cm" svg:y="6.05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8.6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10.2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6.7cm" svg:x2="19.102cm" svg:y2="8.3cm" draw:start-shape="id16" draw:start-glue-point="1" draw:end-shape="id12" draw:end-glue-point="1" svg:d="M19102 6700c780 0 780 1600 0 1600" svg:viewBox="0 0 586 1601">
          <text:p/>
        </draw:connector>
        <draw:custom-shape draw:style-name="gr20" draw:text-style-name="P9" draw:layer="layout" svg:width="0.8cm" svg:height="1cm" svg:x="19.743cm" svg:y="7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11.5cm" svg:x2="19.102cm" svg:y2="13.1cm" draw:start-shape="id14" draw:start-glue-point="1" draw:end-shape="id17" draw:end-glue-point="1" svg:d="M19102 11500c780 0 780 1600 0 1600" svg:viewBox="0 0 586 1601">
          <text:p/>
        </draw:connector>
        <draw:custom-shape draw:style-name="gr20" draw:text-style-name="P9" draw:layer="layout" svg:width="0.8cm" svg:height="1cm" svg:x="19.734cm" svg:y="11.8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8cm" svg:height="1cm" svg:x="10.7cm" svg:y="11.509cm">
          <text:p text:style-name="P10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1.3cm" svg:height="0.8cm" svg:x="19.5cm" svg:y="13.109cm">
          <text:p text:style-name="P10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8.805cm 17.008cm)">
          <text:p text:style-name="P1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17.502cm 17.009cm)">
          <text:p text:style-name="P1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8" draw:text-style-name="P1" draw:layer="layout" svg:width="5.5cm" svg:height="1.6cm" svg:x="0cm" svg:y="-2.2cm">
          <text:p text:style-name="P1"><text:span text:style-name="T1">quadratic prob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6cm" svg:height="1.6cm" svg:x="8.802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13.90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9" draw:id="id19" draw:layer="layout" svg:width="1.6cm" svg:height="1.6cm" svg:x="8.802cm" svg:y="9.109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0" draw:id="id20" draw:layer="layout" svg:width="1.6cm" svg:height="1.6cm" svg:x="8.802cm" svg:y="10.709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2" draw:id="id22" draw:layer="layout" svg:width="1.6cm" svg:height="1.6cm" svg:x="8.802cm" svg:y="5.90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8" draw:id="id18" draw:layer="layout" svg:width="1.6cm" svg:height="1.6cm" svg:x="8.802cm" svg:y="7.509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8.802cm" svg:y="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4.3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5.90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7.509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cm" svg:y="9.109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2cm" svg:y="10.709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2.309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7.601cm" svg:y="13.90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1.6cm" svg:height="0.802cm" draw:transform="rotate (-0.00261799387799158) translate (8.805cm 15.496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0.402cm" svg:y1="8.309cm" svg:x2="10.402cm" svg:y2="9.909cm" draw:start-shape="id18" draw:start-glue-point="1" draw:end-shape="id19" svg:d="M10402 8309c780 0 780 1600 0 1600" svg:viewBox="0 0 586 1601">
          <text:p/>
        </draw:connector>
        <draw:connector draw:style-name="gr14" draw:text-style-name="P8" draw:layer="layout" draw:type="curve" svg:x1="10.402cm" svg:y1="9.909cm" svg:x2="10.402cm" svg:y2="11.509cm" draw:start-shape="id19" draw:start-glue-point="1" draw:end-shape="id20" draw:end-glue-point="1" svg:d="M10402 9909c780 0 780 1600 0 1600" svg:viewBox="0 0 586 1601">
          <text:p/>
        </draw:connector>
        <draw:connector draw:style-name="gr14" draw:text-style-name="P8" draw:layer="layout" draw:type="curve" svg:x1="11.6cm" svg:y1="6.709cm" svg:x2="10.402cm" svg:y2="6.709cm" draw:start-shape="id21" draw:start-glue-point="3" draw:end-shape="id22" draw:end-glue-point="1" svg:d="M11600 6709h-1198" svg:viewBox="0 0 1199 1">
          <text:p/>
        </draw:connector>
        <draw:custom-shape draw:style-name="gr19" draw:text-style-name="P9" xml:id="id21" draw:id="id21" draw:layer="layout" svg:width="1.7cm" svg:height="1.3cm" svg:x="11.6cm" svg:y="6.059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8.6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1.043cm" svg:y="10.2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0.402cm" svg:y1="6.709cm" svg:x2="10.402cm" svg:y2="8.309cm" draw:start-shape="id22" draw:start-glue-point="1" draw:end-shape="id18" draw:end-glue-point="1" svg:d="M10402 6709c780 0 780 1600 0 1600" svg:viewBox="0 0 586 1601">
          <text:p/>
        </draw:connector>
        <draw:custom-shape draw:style-name="gr20" draw:text-style-name="P9" draw:layer="layout" svg:width="0.8cm" svg:height="1cm" svg:x="11.043cm" svg:y="7.0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8" draw:id="id28" draw:layer="layout" svg:width="1.6cm" svg:height="1.6cm" svg:x="17.50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13.9cm">
          <text:p text:style-name="P10">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4" draw:id="id24" draw:layer="layout" svg:width="1.6cm" svg:height="1.6cm" svg:x="17.502cm" svg:y="9.1cm">
          <text:p text:style-name="P10">8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5" draw:id="id25" draw:layer="layout" svg:width="1.6cm" svg:height="1.6cm" svg:x="17.502cm" svg:y="10.7cm">
          <text:p text:style-name="P10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7" draw:id="id27" draw:layer="layout" svg:width="1.6cm" svg:height="1.6cm" svg:x="17.502cm" svg:y="5.9cm">
          <text:p text:style-name="P10">7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3" draw:id="id23" draw:layer="layout" svg:width="1.6cm" svg:height="1.6cm" svg:x="17.502cm" svg:y="7.5cm">
          <text:p text:style-name="P10">3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6cm" svg:height="1.6cm" svg:x="17.50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4.3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5.9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7.5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cm" svg:y="9.1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2cm" svg:y="10.7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2.3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6.301cm" svg:y="13.9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.6cm" svg:height="0.8cm" draw:transform="rotate (-0.00261799387799158) translate (17.505cm 15.487cm)">
          <text:p text:style-name="P1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8.3cm" svg:x2="19.102cm" svg:y2="9.9cm" draw:start-shape="id23" draw:start-glue-point="1" draw:end-shape="id24" svg:d="M19102 8300c780 0 780 1600 0 1600" svg:viewBox="0 0 586 1601">
          <text:p/>
        </draw:connector>
        <draw:connector draw:style-name="gr14" draw:text-style-name="P8" draw:layer="layout" draw:type="curve" svg:x1="19.102cm" svg:y1="9.9cm" svg:x2="19.102cm" svg:y2="11.5cm" draw:start-shape="id24" draw:start-glue-point="1" draw:end-shape="id25" draw:end-glue-point="1" svg:d="M19102 9900c780 0 780 1600 0 1600" svg:viewBox="0 0 586 1601">
          <text:p/>
        </draw:connector>
        <draw:connector draw:style-name="gr14" draw:text-style-name="P8" draw:layer="layout" draw:type="curve" svg:x1="20.3cm" svg:y1="6.7cm" svg:x2="19.102cm" svg:y2="6.7cm" draw:start-shape="id26" draw:start-glue-point="3" draw:end-shape="id27" draw:end-glue-point="1" svg:d="M20300 6700h-1198" svg:viewBox="0 0 1199 1">
          <text:p/>
        </draw:connector>
        <draw:custom-shape draw:style-name="gr19" draw:text-style-name="P9" xml:id="id26" draw:id="id26" draw:layer="layout" svg:width="1.7cm" svg:height="1.3cm" svg:x="20.3cm" svg:y="6.05cm">
          <text:p text:style-name="P10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8.6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0.8cm" svg:height="1cm" svg:x="19.743cm" svg:y="10.2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6.7cm" svg:x2="19.102cm" svg:y2="8.3cm" draw:start-shape="id27" draw:start-glue-point="1" draw:end-shape="id23" draw:end-glue-point="1" svg:d="M19102 6700c780 0 780 1600 0 1600" svg:viewBox="0 0 586 1601">
          <text:p/>
        </draw:connector>
        <draw:custom-shape draw:style-name="gr20" draw:text-style-name="P9" draw:layer="layout" svg:width="0.8cm" svg:height="1cm" svg:x="19.743cm" svg:y="7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9.102cm" svg:y1="11.5cm" svg:x2="19.102cm" svg:y2="13.1cm" draw:start-shape="id25" draw:start-glue-point="1" draw:end-shape="id28" draw:end-glue-point="1" svg:d="M19102 11500c780 0 780 1600 0 1600" svg:viewBox="0 0 586 1601">
          <text:p/>
        </draw:connector>
        <draw:custom-shape draw:style-name="gr20" draw:text-style-name="P9" draw:layer="layout" svg:width="0.8cm" svg:height="1cm" svg:x="19.734cm" svg:y="11.809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2.8cm" svg:height="1cm" svg:x="10.7cm" svg:y="11.509cm">
          <text:p text:style-name="P10">success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1.3cm" svg:height="0.8cm" svg:x="19.5cm" svg:y="13.109cm">
          <text:p text:style-name="P10">fail!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8.805cm 17.008cm)">
          <text:p text:style-name="P15"><text:span text:style-name="T2">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1.6cm" svg:height="0.8cm" draw:transform="rotate (-0.00261799387799158) translate (17.502cm 17.009cm)">
          <text:p text:style-name="P15"><text:span text:style-name="T2">b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5" draw:text-style-name="P18" draw:layer="layout" svg:width="1.259cm" svg:height="1.261cm" svg:x="18.872cm" svg:y="6.643cm">
          <text:p text:style-name="P17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21.393cm 7.9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0.886cm" svg:y1="7.274cm" svg:x2="22.655cm" svg:y2="7.273cm" draw:start-shape="id29" draw:start-glue-point="6" draw:end-shape="id30" draw:end-glue-point="3" svg:d="M20886 7274c1312 0 428-1 1769-1" svg:viewBox="0 0 1770 2">
          <text:p/>
        </draw:connector>
        <draw:custom-shape draw:style-name="gr27" draw:text-style-name="P19" xml:id="id29" draw:id="id29" draw:layer="layout" svg:width="0.25cm" svg:height="0.251cm" draw:transform="rotate (-3.14159265358979) translate (20.886cm 7.3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xml:id="id30" draw:id="id30" draw:layer="layout" svg:width="1.262cm" svg:height="1.261cm" svg:x="22.655cm" svg:y="6.643cm">
          <text:p text:style-name="P17"><text:span text:style-name="T2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draw:transform="rotate (-3.14159265358979) translate (25.176cm 7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4.672cm" svg:y1="7.275cm" svg:x2="26.438cm" svg:y2="7.275cm" draw:start-shape="id31" draw:start-glue-point="6" svg:d="M24672 7275h1766" svg:viewBox="0 0 1767 1">
          <text:p/>
        </draw:connector>
        <draw:custom-shape draw:style-name="gr27" draw:text-style-name="P19" xml:id="id31" draw:id="id31" draw:layer="layout" svg:width="0.253cm" svg:height="0.251cm" draw:transform="rotate (-3.14159265358979) translate (24.672cm 7.3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1.459cm" svg:height="1.261cm" svg:x="26.477cm" svg:y="6.644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17.779cm 8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7.274cm" svg:x2="18.872cm" svg:y2="7.273cm" draw:start-shape="id32" draw:start-glue-point="6" svg:d="M17103 7274c1702 0 818-1 1769-1" svg:viewBox="0 0 1770 2">
          <text:p/>
        </draw:connector>
        <draw:custom-shape draw:style-name="gr27" draw:text-style-name="P19" xml:id="id32" draw:id="id32" draw:layer="layout" svg:width="0.25cm" svg:height="0.251cm" draw:transform="rotate (-3.14159265358979) translate (17.103cm 7.3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1.459cm" svg:height="1.261cm" svg:x="18.877cm" svg:y="5.044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17.779cm 6.4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5.674cm" svg:x2="18.872cm" svg:y2="5.673cm" draw:start-shape="id33" draw:start-glue-point="6" svg:d="M17103 5674c1702 0 818-1 1769-1" svg:viewBox="0 0 1770 2">
          <text:p/>
        </draw:connector>
        <draw:custom-shape draw:style-name="gr27" draw:text-style-name="P19" xml:id="id33" draw:id="id33" draw:layer="layout" svg:width="0.25cm" svg:height="0.251cm" draw:transform="rotate (-3.14159265358979) translate (17.103cm 5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1.259cm" svg:height="1.261cm" svg:x="18.872cm" svg:y="9.843cm">
          <text:p text:style-name="P17"><text:span text:style-name="T2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21.393cm 1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0.886cm" svg:y1="10.474cm" svg:x2="22.655cm" svg:y2="10.473cm" draw:start-shape="id34" draw:start-glue-point="6" draw:end-shape="id35" draw:end-glue-point="3" svg:d="M20886 10474c1312 0 428-1 1769-1" svg:viewBox="0 0 1770 2">
          <text:p/>
        </draw:connector>
        <draw:custom-shape draw:style-name="gr27" draw:text-style-name="P19" xml:id="id34" draw:id="id34" draw:layer="layout" svg:width="0.25cm" svg:height="0.251cm" draw:transform="rotate (-3.14159265358979) translate (20.886cm 10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xml:id="id35" draw:id="id35" draw:layer="layout" svg:width="1.262cm" svg:height="1.261cm" svg:x="22.655cm" svg:y="9.843cm">
          <text:p text:style-name="P17"><text:span text:style-name="T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draw:transform="rotate (-3.14159265358979) translate (25.176cm 11.1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4.672cm" svg:y1="10.475cm" svg:x2="26.438cm" svg:y2="10.475cm" draw:start-shape="id36" draw:start-glue-point="6" draw:end-shape="id37" draw:end-glue-point="3" svg:d="M24672 10475h1766" svg:viewBox="0 0 1767 1">
          <text:p/>
        </draw:connector>
        <draw:custom-shape draw:style-name="gr27" draw:text-style-name="P19" xml:id="id36" draw:id="id36" draw:layer="layout" svg:width="0.253cm" svg:height="0.251cm" draw:transform="rotate (-3.14159265358979) translate (24.672cm 10.5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37" draw:id="id37" draw:layer="layout" svg:width="1.259cm" svg:height="1.261cm" svg:x="26.438cm" svg:y="9.845cm">
          <text:p text:style-name="P15"><text:span text:style-name="T2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svg:x="27.697cm" svg:y="9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xml:id="id38" draw:id="id38" draw:layer="layout" svg:width="0.253cm" svg:height="0.251cm" svg:x="28.201cm" svg:y="10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39" draw:id="id39" draw:layer="layout" svg:width="1.459cm" svg:height="1.261cm" svg:x="30.218cm" svg:y="9.844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8.454cm" svg:y1="10.477cm" svg:x2="30.218cm" svg:y2="10.474cm" draw:start-shape="id38" draw:start-glue-point="10" draw:end-shape="id39" draw:end-glue-point="3" svg:d="M28454 10477c1323 0 441-3 1764-3" svg:viewBox="0 0 1765 4">
          <text:p/>
        </draw:connector>
        <draw:custom-shape draw:style-name="gr31" draw:text-style-name="P5" draw:layer="layout" svg:width="1.6cm" svg:height="1.6cm" draw:transform="rotate (-3.14159265358979) translate (17.779cm 11.2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10.474cm" svg:x2="18.872cm" svg:y2="10.473cm" draw:start-shape="id40" draw:start-glue-point="6" svg:d="M17103 10474c1702 0 818-1 1769-1" svg:viewBox="0 0 1770 2">
          <text:p/>
        </draw:connector>
        <draw:custom-shape draw:style-name="gr27" draw:text-style-name="P19" xml:id="id40" draw:id="id40" draw:layer="layout" svg:width="0.25cm" svg:height="0.251cm" draw:transform="rotate (-3.14159265358979) translate (17.103cm 10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1.6cm" svg:height="1.6cm" draw:transform="rotate (-3.14159265358979) translate (17.779cm 9.6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8.874cm" svg:x2="18.872cm" svg:y2="8.873cm" draw:start-shape="id41" draw:start-glue-point="6" svg:d="M17103 8874c1702 0 818-1 1769-1" svg:viewBox="0 0 1770 2">
          <text:p/>
        </draw:connector>
        <draw:custom-shape draw:style-name="gr27" draw:text-style-name="P19" xml:id="id41" draw:id="id41" draw:layer="layout" svg:width="0.25cm" svg:height="0.251cm" draw:transform="rotate (-3.14159265358979) translate (17.103cm 8.9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1.459cm" svg:height="1.261cm" svg:x="18.877cm" svg:y="13.044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17.779cm 14.4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13.674cm" svg:x2="18.872cm" svg:y2="13.673cm" draw:start-shape="id42" draw:start-glue-point="6" svg:d="M17103 13674c1702 0 818-1 1769-1" svg:viewBox="0 0 1770 2">
          <text:p/>
        </draw:connector>
        <draw:custom-shape draw:style-name="gr27" draw:text-style-name="P19" xml:id="id42" draw:id="id42" draw:layer="layout" svg:width="0.25cm" svg:height="0.251cm" draw:transform="rotate (-3.14159265358979) translate (17.103cm 13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8" draw:layer="layout" svg:width="1.459cm" svg:height="1.261cm" svg:x="18.877cm" svg:y="11.444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17.779cm 12.8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12.074cm" svg:x2="18.872cm" svg:y2="12.073cm" draw:start-shape="id43" draw:start-glue-point="6" svg:d="M17103 12074c1702 0 818-1 1769-1" svg:viewBox="0 0 1770 2">
          <text:p/>
        </draw:connector>
        <draw:custom-shape draw:style-name="gr27" draw:text-style-name="P19" xml:id="id43" draw:id="id43" draw:layer="layout" svg:width="0.25cm" svg:height="0.251cm" draw:transform="rotate (-3.14159265358979) translate (17.103cm 12.1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8" draw:layer="layout" svg:width="1.259cm" svg:height="1.261cm" svg:x="18.872cm" svg:y="14.643cm">
          <text:p text:style-name="P17"><text:span text:style-name="T2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21.393cm 15.9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0.886cm" svg:y1="15.274cm" svg:x2="22.655cm" svg:y2="15.273cm" draw:start-shape="id44" draw:start-glue-point="6" draw:end-shape="id45" draw:end-glue-point="3" svg:d="M20886 15274c1312 0 428-1 1769-1" svg:viewBox="0 0 1770 2">
          <text:p/>
        </draw:connector>
        <draw:custom-shape draw:style-name="gr27" draw:text-style-name="P19" xml:id="id44" draw:id="id44" draw:layer="layout" svg:width="0.25cm" svg:height="0.251cm" draw:transform="rotate (-3.14159265358979) translate (20.886cm 15.3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xml:id="id45" draw:id="id45" draw:layer="layout" svg:width="1.262cm" svg:height="1.261cm" svg:x="22.655cm" svg:y="14.643cm">
          <text:p text:style-name="P17"><text:span text:style-name="T2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1.259cm" svg:height="1.261cm" draw:transform="rotate (-3.14159265358979) translate (25.176cm 15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4.672cm" svg:y1="15.275cm" svg:x2="26.438cm" svg:y2="15.275cm" draw:start-shape="id46" draw:start-glue-point="6" svg:d="M24672 15275h1766" svg:viewBox="0 0 1767 1">
          <text:p/>
        </draw:connector>
        <draw:custom-shape draw:style-name="gr27" draw:text-style-name="P19" xml:id="id46" draw:id="id46" draw:layer="layout" svg:width="0.253cm" svg:height="0.251cm" draw:transform="rotate (-3.14159265358979) translate (24.672cm 15.3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459cm" svg:height="1.261cm" svg:x="26.418cm" svg:y="14.644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.6cm" svg:height="1.6cm" draw:transform="rotate (-3.14159265358979) translate (17.779cm 16.0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17.103cm" svg:y1="15.274cm" svg:x2="18.872cm" svg:y2="15.273cm" draw:start-shape="id47" draw:start-glue-point="6" svg:d="M17103 15274c1702 0 818-1 1769-1" svg:viewBox="0 0 1770 2">
          <text:p/>
        </draw:connector>
        <draw:custom-shape draw:style-name="gr27" draw:text-style-name="P19" xml:id="id47" draw:id="id47" draw:layer="layout" svg:width="0.25cm" svg:height="0.251cm" draw:transform="rotate (-3.14159265358979) translate (17.103cm 15.3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9cm" svg:height="1.6cm" svg:x="14.979cm" svg:y="4.874cm">
          <text:p text:style-name="P1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4.978cm" svg:y="6.474cm">
          <text:p text:style-name="P1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4.978cm" svg:y="8.074cm">
          <text:p text:style-name="P1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4.977cm" svg:y="9.674cm">
          <text:p text:style-name="P1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4.979cm" svg:y="11.274cm">
          <text:p text:style-name="P1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4.978cm" svg:y="12.874cm">
          <text:p text:style-name="P1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0.9cm" svg:height="1.6cm" svg:x="14.978cm" svg:y="14.474cm">
          <text:p text:style-name="P1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1.259cm" svg:height="1.261cm" svg:x="18.861cm" svg:y="8.232cm">
          <text:p text:style-name="P17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62cm" svg:height="1.261cm" draw:transform="rotate (-3.14159265358979) translate (21.382cm 9.4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curve" svg:x1="20.875cm" svg:y1="8.863cm" svg:x2="22.644cm" svg:y2="8.862cm" draw:start-shape="id48" draw:start-glue-point="6" svg:d="M20875 8863c1702 0 818-1 1769-1" svg:viewBox="0 0 1770 2">
          <text:p/>
        </draw:connector>
        <draw:custom-shape draw:style-name="gr27" draw:text-style-name="P19" xml:id="id48" draw:id="id48" draw:layer="layout" svg:width="0.25cm" svg:height="0.251cm" draw:transform="rotate (-3.14159265358979) translate (20.875cm 8.9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draw:layer="layout" svg:width="1.459cm" svg:height="1.261cm" svg:x="22.666cm" svg:y="8.263cm">
          <text:p text:style-name="P17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5.5cm" svg:height="1.6cm" svg:x="0cm" svg:y="-2.2cm">
          <text:p text:style-name="P1"><text:span text:style-name="T1">Separate chain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6cm" svg:height="0.802cm" draw:transform="rotate (-0.00261799387799158) translate (16.177cm 16.068cm)">
          <text:p text:style-name="P11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5" draw:layer="layout" svg:width="3.648cm" svg:height="1.256cm" svg:x="5.765cm" svg:y="5.4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48cm" svg:height="1.256cm" svg:x="5.765cm" svg:y="6.731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5.765cm" svg:y="7.987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648cm" svg:height="1.256cm" svg:x="5.765cm" svg:y="9.2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5.765cm" svg:y="11.7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648cm" svg:height="1.257cm" svg:x="5.765cm" svg:y="13.01cm">
            <text:p text:style-name="P4">521-8976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648cm" svg:height="1.255cm" svg:x="5.765cm" svg:y="14.26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4.333cm" svg:y="5.475cm">
            <text:p text:style-name="P4">000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4.333cm" svg:y="6.731cm">
            <text:p text:style-name="P4">001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4.333cm" svg:y="7.987cm">
            <text:p text:style-name="P4">002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432cm" svg:height="1.256cm" svg:x="4.333cm" svg:y="9.242cm">
            <text:p text:style-name="P4">003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4.333cm" svg:y="11.755cm">
            <text:p text:style-name="P4">013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.432cm" svg:height="1.257cm" svg:x="4.333cm" svg:y="13.01cm">
            <text:p text:style-name="P4">014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.432cm" svg:height="1.255cm" svg:x="4.333cm" svg:y="14.267cm">
            <text:p text:style-name="P4">015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257cm" svg:height="5.097cm" draw:transform="rotate (-1.5707963267949) translate (9.43cm 10.498cm)">
            <text:p text:style-name="P6"><text:span text:style-name="T3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e" svg:font-family="Calibre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5T17:08:02.868000000</dc:date>
    <meta:editing-duration>P3DT4H22M43S</meta:editing-duration>
    <meta:editing-cycles>151</meta:editing-cycles>
    <meta:generator>LibreOffice/6.4.5.2$Windows_X86_64 LibreOffice_project/a726b36747cf2001e06b58ad5db1aa3a9a1872d6</meta:generator>
    <meta:document-statistic meta:object-count="219"/>
  </office:meta>
</office:document-meta>
</file>